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0298f2" officeooo:paragraph-rsid="000298f2"/>
    </style:style>
    <style:style style:name="P2" style:family="paragraph" style:parent-style-name="Text_20_body">
      <style:paragraph-properties fo:text-align="center" style:justify-single-word="false"/>
      <style:text-properties officeooo:paragraph-rsid="000298f2"/>
    </style:style>
    <style:style style:name="P3" style:family="paragraph" style:parent-style-name="Text_20_body">
      <style:paragraph-properties fo:text-align="start" style:justify-single-word="false"/>
      <style:text-properties officeooo:rsid="0003ddd8" officeooo:paragraph-rsid="0003dd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tro</text:h>
      <text:p text:style-name="P2"/>
      <text:p text:style-name="P3">I really loved “Veronika decides to die” and once I finished reading the book I had several thoughts:</text:p>
      <text:p text:style-name="P3"/>
      <text:p text:style-name="P3">1. the book is too short</text:p>
      <text:p text:style-name="P3">2. the story isn’t finished</text:p>
      <text:p text:style-name="P3"/>
      <text:p text:style-name="P3">That’s why I decided to write this book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2:55:44.416470974</meta:creation-date>
    <meta:generator>LibreOffice/24.2.7.2$Linux_X86_64 LibreOffice_project/420$Build-2</meta:generator>
    <dc:date>2025-11-17T13:19:12.697373670</dc:date>
    <meta:editing-duration>PT7M35S</meta:editing-duration>
    <meta:editing-cycles>2</meta:editing-cycles>
    <meta:document-statistic meta:table-count="0" meta:image-count="0" meta:object-count="0" meta:page-count="1" meta:paragraph-count="5" meta:word-count="38" meta:character-count="198" meta:non-whitespace-character-count="164"/>
  </office:meta>
</office:document-meta>
</file>